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</office:font-face-decls>
  <office:automatic-styles/>
  <office:body>
    <office:text>
      <text:tracked-changes>
        <text:changed-region text:id="ct-1410348268">
          <text:deletion>
            <office:change-info>
              <dc:creator>Flavio Zeni</dc:creator>
              <dc:date>2010-03-05T16:01:00</dc:date>
            </office:change-info>
            <text:p text:style-name="Standard">some</text:p>
          </text:deletion>
        </text:changed-region>
        <text:changed-region text:id="ct-1410436624">
          <text:insertion>
            <office:change-info>
              <dc:creator>Flavio Zeni</dc:creator>
              <dc:date>2010-03-05T16:01:00</dc:date>
            </office:change-info>
          </text:insertion>
        </text:changed-region>
        <text:changed-region text:id="ct-1410169744">
          <text:insertion>
            <office:change-info>
              <dc:creator>Flavio Zeni</dc:creator>
              <dc:date>2010-03-05T16:01:00</dc:date>
            </office:change-info>
          </text:insertion>
        </text:changed-region>
        <text:changed-region text:id="ct-1410170416">
          <text:insertion>
            <office:change-info>
              <dc:creator>Flavio Zeni</dc:creator>
              <dc:date>2010-03-05T16:01:00</dc:date>
            </office:change-info>
          </text:insertion>
        </text:changed-region>
        <text:changed-region text:id="ct-1410436736">
          <text:deletion>
            <office:change-info>
              <dc:creator>Flavio Zeni</dc:creator>
              <dc:date>2010-03-05T16:01:00</dc:date>
            </office:change-info>
            <text:p text:style-name="Standard">will</text:p>
          </text:deletion>
        </text:changed-region>
        <text:changed-region text:id="ct-1410436848">
          <text:insertion>
            <office:change-info>
              <dc:creator>Flavio Zeni</dc:creator>
              <dc:date>2010-03-05T16:0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<text:change text:change-id="ct-1410348268"/><text:s/>sample text for testing <text:change-start text:change-id="ct-1410436624"/>inserting ashok <text:change-end text:change-id="ct-1410436624"/><text:change-start text:change-id="ct-1410169744"/>some conte<text:change-end text:change-id="ct-1410169744"/><text:change-start text:change-id="ct-1410170416"/>xt <text:change-end text:change-id="ct-1410170416"/>track changes.</text:p>
      <text:p text:style-name="Standard"/>
      <text:p text:style-name="Standard">This sentence <text:change text:change-id="ct-1410436736"/><text:change-start text:change-id="ct-1410436848"/>deleting and <text:change-end text:change-id="ct-1410436848"/><text:s/>be changed.</text:p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none" style:country-complex="none" style:font-size-asian="12pt" style:font-size-complex="12pt" style:language-asian="zxx" style:language-complex="zxx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none" style:country-complex="none" style:font-name="Liberation Serif" style:font-name-asian="DejaVu Sans" style:font-name-complex="DejaVu Sans" style:font-size-asian="12pt" style:font-size-complex="12pt" style:language-asian="zxx" style:language-complex="zxx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/>
      <style:text-properties fo:font-size="14pt" style:font-name="Liberation Sans" style:font-name-asian="DejaVu Sans" style:font-name-complex="DejaVu 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/>
    </style:style>
    <style:style style:class="list" style:family="paragraph" style:name="List" style:parent-style-name="Text_20_body"/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2">
  <office:meta>
    <meta:initial-creator>Ashok Hariharan1</meta:initial-creator>
    <meta:creation-date>2010-03-05T15:54:24</meta:creation-date>
    <dc:date>2010-03-09T11:48:27</dc:date>
    <dc:creator>Ashok Hariharan</dc:creator>
    <meta:editing-duration>PT00H04M36S</meta:editing-duration>
    <meta:editing-cycles>1</meta:editing-cycles>
    <meta:generator>OpenOffice.org/3.1$Linux OpenOffice.org_project/310m19$Build-9420</meta:generator>
    <meta:document-statistic meta:character-count="131" meta:image-count="0" meta:object-count="0" meta:page-count="1" meta:paragraph-count="6" meta:table-count="0" meta:word-count="22"/>
  </office:meta>
</office:document-meta>
</file>